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ypeSelector.traverseDescendents( final FileSelectInfo fil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Selector.includeFile( final FileSelectInfo fil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Selector.FileTypeSelector(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